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5"><text:tab/>Mã công ty: 111</text:p>
      <text:p text:style-name="P6"/>
      <text:p text:style-name="P2"/>
      <text:p text:style-name="P3"><text:tab/>PHIẾU ĐỀ XUẤT <text:placeholder text:placeholder-type="text">&lt;get_loai()&gt;</text:placeholder> <text:placeholder text:placeholder-type="text">&lt;get_title(o.mlg_type)&gt;</text:placeholder></text:p>
      <text:p text:style-name="P8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8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8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8">Mã đội xe:<text:tab/><text:placeholder text:placeholder-type="text">&lt;o.account_id and o.account_id.code or ''&gt;</text:placeholder><text:tab/>Tên đội xe:<text:tab/><text:placeholder text:placeholder-type="text">&lt;o.account_id and o.account_id.name or ''&gt;</text:placeholder></text:p>
      <text:p text:style-name="P8">Mã bãi giao ca:<text:tab/><text:placeholder text:placeholder-type="text">&lt;o.bai_giaoca_id and o.bai_giaoca_id.code or ''&gt;</text:placeholder><text:tab/>Tên bãi giao ca:<text:tab/><text:placeholder text:placeholder-type="text">&lt;o.bai_giaoca_id and o.bai_giaoca_id.name or ''&gt;</text:placeholder></text:p>
      <text:p text:style-name="P8">Biển số xe:<text:tab/><text:placeholder text:placeholder-type="text">&lt;o.bien_so_xe_id and o.bien_so_xe_id.name or ''&gt;</text:placeholder><text:tab/>Số hợp đồng:<text:tab/><text:placeholder text:placeholder-type="text">&lt;o.so_hop_dong&gt;</text:placeholder></text:p>
      <text:p text:style-name="P7"><text:soft-page-break/>Diễn giải:<text:tab/><text:placeholder text:placeholder-type="text">&lt;get_diengiai()&gt;</text:placeholder></text:p>
      <text:p text:style-name="P7">Phương thức thanh toán: <text:placeholder text:placeholder-type="text">&lt;get_phuongthuc_thanhtoan()&gt;</text:placeholder></text:p>
      <text:p text:style-name="P7">Số tiền: <text:tab/><text:placeholder text:placeholder-type="text">&lt;convert_amount(get_sotien())&gt;</text:placeholder></text:p>
      <text:p text:style-name="P7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page-layout style:name="Mpm1">
      <style:page-layout-properties fo:page-width="210.01mm" fo:page-height="148.01mm" style:num-format="1" style:print-orientation="landscape" fo:margin-top="13.49mm" fo:margin-bottom="9.37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3T07:01:16</dc:date>
    <meta:editing-duration>PT6H6M31S</meta:editing-duration>
    <meta:editing-cycles>150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4" meta:word-count="120" meta:character-count="913" meta:non-whitespace-character-count="795"/>
  </office:meta>
</office:document-meta>
</file>